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master-page-name="Standard">
      <style:paragraph-properties fo:line-height="115%" style:page-number="auto" fo:break-before="auto" fo:break-after="auto" style:writing-mode="lr-tb"/>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list-style-name="LS1">
      <style:paragraph-properties fo:margin-top="0cm" fo:margin-bottom="0cm" loext:contextual-spacing="false" fo:line-height="115%" fo:break-before="auto" fo:break-after="auto" style:writing-mode="lr-tb"/>
    </style:style>
    <style:style style:name="P6" style:family="paragraph" style:parent-style-name="Standard" style:list-style-name="LS2">
      <style:paragraph-properties fo:margin-top="0cm" fo:margin-bottom="0cm" loext:contextual-spacing="false" fo:line-height="115%" fo:break-before="auto" fo:break-after="auto" style:writing-mode="lr-tb"/>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color="#1155cc"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88" style:font-name="Consolas" fo:font-size="9pt" style:font-name-asian="Consolas" style:font-size-asian="9pt" style:font-name-complex="Consolas" style:font-size-complex="9pt"/>
    </style:style>
    <style:style style:name="T7" style:family="text">
      <style:text-properties fo:color="#000000" style:font-name="Consolas" fo:font-size="9pt" style:font-name-asian="Consolas" style:font-size-asian="9pt" style:font-name-complex="Consolas" style:font-size-complex="9pt"/>
    </style:style>
    <style:style style:name="T8" style:family="text">
      <style:text-properties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each application developer’s guide </text:span></text:p>
      <text:p text:style-name="P1"/>
      <text:p text:style-name="P1"><text:span text:style-name="T2">General information</text:span></text:p>
      <text:p text:style-name="P1">When <text:s/>developing Search application you should have maven installed on your PC. <text:s/>More about maven here: <text:a xlink:type="simple" xlink:href="https://maven.apache.org/" text:style-name="Internet_20_link" text:visited-style-name="Visited_20_Internet_20_Link">https</text:a><text:a xlink:type="simple" xlink:href="https://maven.apache.org/" text:style-name="Internet_20_link" text:visited-style-name="Visited_20_Internet_20_Link">://</text:a><text:a xlink:type="simple" xlink:href="https://maven.apache.org/" text:style-name="Internet_20_link" text:visited-style-name="Visited_20_Internet_20_Link">maven</text:a><text:a xlink:type="simple" xlink:href="https://maven.apache.org/" text:style-name="Internet_20_link" text:visited-style-name="Visited_20_Internet_20_Link">.</text:a><text:a xlink:type="simple" xlink:href="https://maven.apache.org/" text:style-name="Internet_20_link" text:visited-style-name="Visited_20_Internet_20_Link">apache</text:a><text:a xlink:type="simple" xlink:href="https://maven.apache.org/" text:style-name="Internet_20_link" text:visited-style-name="Visited_20_Internet_20_Link">.</text:a><text:a xlink:type="simple" xlink:href="https://maven.apache.org/" text:style-name="Internet_20_link" text:visited-style-name="Visited_20_Internet_20_Link">org</text:a><text:a xlink:type="simple" xlink:href="https://maven.apache.org/" text:style-name="Internet_20_link" text:visited-style-name="Visited_20_Internet_20_Link">/</text:a> </text:p>
      <text:p text:style-name="P1"/>
      <text:p text:style-name="P1"><text:span text:style-name="T4">Main classes</text:span></text:p>
      <text:p text:style-name="P1">There are 2 classes in the application that contain main methods - SearchApplication and SearchApplicationGui. One of them is reponsible for running the application from the command line and the second opens a user-friendly view of the application. </text:p>
      <text:p text:style-name="P1"/>
      <text:p text:style-name="P1">In order to build a jar run <text:span text:style-name="T5">mvn package</text:span> command on a command line. In order to build a jar file with all dependencies, a plugin has been added to pom.xml. Depending on whether you want to build a command line application or GUI version of it, you will need to make minor changes to pom.xml to build jars with different main classes. In order to do that, in pom.xml you need to find plugin with artifact ID <text:span text:style-name="T2">maven-assembly-plugin </text:span>and in the manifest section of xml change the main class to the one that you want to build</text:p>
      <text:p text:style-name="P1"><text:span text:style-name="T6">&lt;manifest&gt;</text:span></text:p>
      <text:p text:style-name="P1"><text:span text:style-name="T7"><text:s/><text:tab/></text:span><text:span text:style-name="T6">&lt;mainClass&gt;</text:span><text:span text:style-name="T7">uk.ac.susx.tag.SearchApplicationGui</text:span><text:span text:style-name="T6">&lt;/mainClass&gt;</text:span></text:p>
      <text:p text:style-name="P1"><text:span text:style-name="T7"><text:s/></text:span><text:span text:style-name="T6">&lt;/manifest&gt;</text:span></text:p>
      <text:p text:style-name="P1">(main class can be either SearchApplicationGui or SearchApplication)</text:p>
      <text:p text:style-name="P1"/>
      <text:p text:style-name="P1"/>
      <text:p text:style-name="P1">The heart of the application is <text:span text:style-name="T2">Lucene</text:span> library that is responsible for all search operations and indexing (https://lucene.apache.org/core/)</text:p>
      <text:p text:style-name="P1"/>
      <text:p text:style-name="P2">Overview</text:p>
      <text:p text:style-name="P2"/>
      <text:p text:style-name="P1">The main classes in the application are Indexer and Searcher. Indexer is responsible for indexing all incoming files. We support text files, pdf, csv, tsv formats. When working with various file formats, documents should be converted into instances of InputData objects. Please see <text:span text:style-name="T2">uk.ac.susx.tag.inputData</text:span> package for various converters of the input data. </text:p>
      <text:p text:style-name="P1">In order to create an Indexer object you need to provide a path to the index directory or you can store the indices in RAM (use non-parameterized constructor) if you prefer to but it is not recommended by Lucene community. Once the inout data object is created, you need to index it - there are various methods available for that in the Indexer class.</text:p>
      <text:p text:style-name="P1"/>
      <text:p text:style-name="P1"><text:span text:style-name="T4">Indexing creation pipeline: </text:span></text:p>
      <text:p text:style-name="P1">In order to index files Lucene tokenizes the text, turns all input into lowercase and stems it using porter stemmer (all is performed using a StandardAnalyzer provided by Lucene. Although it’s default behaviour is to remove stopwords, it was decided not to do it as user might want to include those in searh results). </text:p>
      <text:p text:style-name="P1"/>
      <text:p text:style-name="P1"><text:s/>Now you’re set up to create a Searcher object. It needs to be created using the same directory as Indexer as it reads the index createpreviously. <text:s/></text:p>
      <text:p text:style-name="P1"/>
      <text:p text:style-name="P1"><text:span text:style-name="T4">Using distributional semantics model</text:span></text:p>
      <text:p text:style-name="P1">If using distributional semantics model, <text:s/>you need to create a NeighbbourSearcher object with a map of neighbours obtained through NeighboursProcessor parsing the input file. <text:s/><text:soft-page-break/>Once it’s created, you can build a QueryBuilder and set it as a query builder to the Searcher. If no distributional semantics model present, you still need to set a QueryBuilder to the searcher (just create it with an empty constructor). Query buider is responsible for expanding user enterd queries.</text:p>
      <text:p text:style-name="P1"/>
      <text:p text:style-name="P1">Once you’re set up you can use searcher class to perform searches. The object that is returned contains actual search results as well as suggested spelling variations and other terms for search (if there was a model uploaded).</text:p>
      <text:p text:style-name="P1"/>
      <text:p text:style-name="P1">One thing to mention is that you can export search results as csv at the end of the search. See class CsvExporter for examples of working with different input data types (differs for csv)</text:p>
      <text:p text:style-name="P1"/>
      <text:p text:style-name="P1"/>
      <text:p text:style-name="P1"><text:span text:style-name="T2">Query expansion</text:span></text:p>
      <text:p text:style-name="P1">Currently query is expanded based on the assumption that user made a mistake when <text:s/>typing in the search term. When there is no actual mistake, terms can be added to a query that might produce some noise in the results but all care has been taken to avoid these sutiations:</text:p>
      <text:list xml:id="list2039064100655312159" text:style-name="LS1">
        <text:list-item>
          <text:p text:style-name="P5">No suggestion term is added when original query is in the spellchecker’s dictionary</text:p>
        </text:list-item>
        <text:list-item>
          <text:p text:style-name="P5">No suggestion is added when user’s entered query 4 or less characters long</text:p>
        </text:list-item>
        <text:list-item>
          <text:p text:style-name="P5">No suggestion term is added when user’s entered query is a constant (eg stopword or is classified as a named-entity)</text:p>
        </text:list-item>
      </text:list>
      <text:p text:style-name="P1"/>
      <text:p text:style-name="P1">A dictionary that spellchecker uses consists of English words of various parts of speech (taken from https://github.com/dwyl/english-words). </text:p>
      <text:p text:style-name="P1"/>
      <text:p text:style-name="P1">When user-entered query does not match criteria above, query is expanded with solutions from frequency-based spellchecker which interacts with Lucene’s native spellchecker and picks the most frequently used word to be added to a query. It works in a following way - ask Lucene’s spellchecker to generate top X suggestions and then pick the most frequent word of those. Frequencies map is taken from Gutenberg Project’s collected data (<text:a xlink:type="simple" xlink:href="https://en.wiktionary.org/wiki/Wiktionary:Frequency_lists" text:style-name="Internet_20_link" text:visited-style-name="Visited_20_Internet_20_Link">https</text:a><text:a xlink:type="simple" xlink:href="https://en.wiktionary.org/wiki/Wiktionary:Frequency_lists" text:style-name="Internet_20_link" text:visited-style-name="Visited_20_Internet_20_Link">://</text:a><text:a xlink:type="simple" xlink:href="https://en.wiktionary.org/wiki/Wiktionary:Frequency_lists" text:style-name="Internet_20_link" text:visited-style-name="Visited_20_Internet_20_Link">en</text:a><text:a xlink:type="simple" xlink:href="https://en.wiktionary.org/wiki/Wiktionary:Frequency_lists" text:style-name="Internet_20_link" text:visited-style-name="Visited_20_Internet_20_Link">.</text:a><text:a xlink:type="simple" xlink:href="https://en.wiktionary.org/wiki/Wiktionary:Frequency_lists" text:style-name="Internet_20_link" text:visited-style-name="Visited_20_Internet_20_Link">wiktionary</text:a><text:a xlink:type="simple" xlink:href="https://en.wiktionary.org/wiki/Wiktionary:Frequency_lists" text:style-name="Internet_20_link" text:visited-style-name="Visited_20_Internet_20_Link">.</text:a><text:a xlink:type="simple" xlink:href="https://en.wiktionary.org/wiki/Wiktionary:Frequency_lists" text:style-name="Internet_20_link" text:visited-style-name="Visited_20_Internet_20_Link">org</text:a><text:a xlink:type="simple" xlink:href="https://en.wiktionary.org/wiki/Wiktionary:Frequency_lists" text:style-name="Internet_20_link" text:visited-style-name="Visited_20_Internet_20_Link">/</text:a><text:a xlink:type="simple" xlink:href="https://en.wiktionary.org/wiki/Wiktionary:Frequency_lists" text:style-name="Internet_20_link" text:visited-style-name="Visited_20_Internet_20_Link">wiki</text:a><text:a xlink:type="simple" xlink:href="https://en.wiktionary.org/wiki/Wiktionary:Frequency_lists" text:style-name="Internet_20_link" text:visited-style-name="Visited_20_Internet_20_Link">/</text:a><text:a xlink:type="simple" xlink:href="https://en.wiktionary.org/wiki/Wiktionary:Frequency_lists" text:style-name="Internet_20_link" text:visited-style-name="Visited_20_Internet_20_Link">Wiktionary</text:a><text:a xlink:type="simple" xlink:href="https://en.wiktionary.org/wiki/Wiktionary:Frequency_lists" text:style-name="Internet_20_link" text:visited-style-name="Visited_20_Internet_20_Link">:</text:a><text:a xlink:type="simple" xlink:href="https://en.wiktionary.org/wiki/Wiktionary:Frequency_lists" text:style-name="Internet_20_link" text:visited-style-name="Visited_20_Internet_20_Link">Frequency</text:a><text:a xlink:type="simple" xlink:href="https://en.wiktionary.org/wiki/Wiktionary:Frequency_lists" text:style-name="Internet_20_link" text:visited-style-name="Visited_20_Internet_20_Link">_</text:a><text:a xlink:type="simple" xlink:href="https://en.wiktionary.org/wiki/Wiktionary:Frequency_lists" text:style-name="Internet_20_link" text:visited-style-name="Visited_20_Internet_20_Link">lists</text:a>) </text:p>
      <text:p text:style-name="P1">The solution above is useful but might not always work correctly as suggestions for the word, for example, <text:s/>“light” include such words as “caught” which, looking at the keyboard suggests that it is highly unlikely that a person mistyped “caught” for “light”. Therefore, keyboard distance based spellcheker has been implemented. It calculates the distance between the keys on the keyboard and picks the closest match to the original user-entered query term. <text:s/></text:p>
      <text:p text:style-name="P1">So if the user typed in “aummer” we assume that he actually meant “summer” and add it to the query. <text:s/>Some lucene boosting is added to the corrected term (<text:span text:style-name="T8">means that documents matching the query clause will (in addition to the normal weightings) have their score multiplied by boost value which will bring them higher in search results)</text:span>. </text:p>
      <text:p text:style-name="P1">Chatspeak model was added to catch the most popular phrases that are usually abbreviated when posting on twitter,facebook etc. These are added to the spelling variations if distributional semantics model was uploaded as well at the time of expanding the original query (QueryBuilder class) for the cases when user selects not to upload a model for semantics. <text:s/></text:p>
      <text:p text:style-name="P1"/>
      <text:p text:style-name="P1"><text:span text:style-name="T2">Distributional semantics model and its usage </text:span></text:p>
      <text:p text:style-name="P1"><text:soft-page-break/>The model is used for suggesting terms that a user might be interested in searching for based on the user’s last search query. These suggestions might potentially bring more relevant results to the user. The UI allows the user to select a number of suggestions they would prefer to be generated and whether they would like to separate spelling suggestions. The generation of spelling suggestions is based on the edit distance. The edit distance and a size of spelling suggestions set are configurable from the UI. </text:p>
      <text:p text:style-name="P1"/>
      <text:p text:style-name="P1">The class that is responsible for interacting with the data from the model is called NeighbourSearcher which contains multiple constructors for its creation. Depeanding on the constructor you use, you can customise the number of spelling suggestions generated, edit distance and the number of neighbours to be generated. The default values are:</text:p>
      <text:list xml:id="list1300523866147571570" text:style-name="LS2">
        <text:list-item>
          <text:p text:style-name="P6">Number of neighbour suggestions to generate: 3</text:p>
        </text:list-item>
        <text:list-item>
          <text:p text:style-name="P6">Number of spelling variations to offer: 5</text:p>
        </text:list-item>
        <text:list-item>
          <text:p text:style-name="P6">Default edit distance: 3</text:p>
        </text:list-item>
      </text:list>
      <text:p text:style-name="P2"/>
      <text:p text:style-name="P1"><text:span text:style-name="T2">Tests </text:span></text:p>
      <text:p text:style-name="P1">All tests are in the test package, some of them might take quite some time to run due to the fact that big files are read during the test. There is some mocking but in most cases everything is invoked on real objects </text:p>
      <text:p text:style-name="P1"/>
      <text:p text:style-name="P2">Sorl</text:p>
      <text:p text:style-name="P1">Initial work was done using solr instead of lucene but due to it being a server and one of the goals of the app was to make it possible to run it ithout diffucult setup on user’s desktop PC, <text:s/>it was decided that lucene is a better choice due to less configuration and no need to set up a server. <text:s text:c="2"/>The application can be converted to work with Solr instead of lucene by extracting the logic of Indexer and Searcher into similar Solr classes and calling Solr API instead </text:p>
      <text:p text:style-name="P1"/>
      <text:p text:style-name="P1"/>
      <text:p text:style-name="P1"><text:span text:style-name="T2">Running the application from command line: <text:s/></text:span></text:p>
      <text:p text:style-name="P1">No arguments need to be passed as you’ll be prompted to provide parameters as you go. The command line tool can be extended to support more configurable set when it comes to uploading a distributional semantics model (matching the GUI which, at the moment, offers more options) <text:s/></text:p>
      <text:p text:style-name="P1"/>
      <text:p text:style-name="P1"><text:span text:style-name="T2">Running the GUI application:</text:span></text:p>
      <text:p text:style-name="P1">The UI should be clear enough as to what is required </text:p>
      <text:p text:style-name="P1">See the user’s guide if more help is needed.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meta:initial-creator/>
    <dc:creator>olga </dc:creator>
    <meta:editing-cycles>2</meta:editing-cycles>
    <dc:date>2016-08-18T14:52:31.308203148</dc:date>
    <meta:editing-duration>PT1M42S</meta:editing-duration>
    <meta:document-statistic meta:table-count="0" meta:image-count="0" meta:object-count="0" meta:page-count="3" meta:paragraph-count="46" meta:word-count="1289" meta:character-count="7904" meta:non-whitespace-character-count="6627"/>
  </office:meta>
</office:document-meta>
</file>